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700000279FC4031DFD12BA1AE.jpg" manifest:media-type="image/jpeg"/>
  <manifest:file-entry manifest:full-path="Pictures/10000000000000690000002DDD3BEF821F097C4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27cm" table:align="left" style:writing-mode="lr-tb"/>
    </style:style>
    <style:style style:name="Tabela1.A" style:family="table-column">
      <style:table-column-properties style:column-width="15.27cm"/>
    </style:style>
    <style:style style:name="Tabela1.1" style:family="table-row">
      <style:table-row-properties style:min-row-height="0.794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1.2" style:family="table-row">
      <style:table-row-properties style:min-row-height="0.926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2" style:family="table">
      <style:table-properties style:width="15.27cm" table:align="left" style:writing-mode="lr-tb"/>
    </style:style>
    <style:style style:name="Tabela2.A" style:family="table-column">
      <style:table-column-properties style:column-width="1.752cm"/>
    </style:style>
    <style:style style:name="Tabela2.B" style:family="table-column">
      <style:table-column-properties style:column-width="3.249cm"/>
    </style:style>
    <style:style style:name="Tabela2.C" style:family="table-column">
      <style:table-column-properties style:column-width="5.251cm"/>
    </style:style>
    <style:style style:name="Tabela2.D" style:family="table-column">
      <style:table-column-properties style:column-width="5.018cm"/>
    </style:style>
    <style:style style:name="Tabela2.1" style:family="table-row">
      <style:table-row-properties style:min-row-height="0.247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249cm" fo:margin-left="-0.123cm" table:align="left" style:writing-mode="lr-tb"/>
    </style:style>
    <style:style style:name="Tabela3.A" style:family="table-column">
      <style:table-column-properties style:column-width="5.099cm"/>
    </style:style>
    <style:style style:name="Tabela3.B" style:family="table-column">
      <style:table-column-properties style:column-width="4.782cm"/>
    </style:style>
    <style:style style:name="Tabela3.C" style:family="table-column">
      <style:table-column-properties style:column-width="5.368cm"/>
    </style:style>
    <style:style style:name="Tabela3.1" style:family="table-row">
      <style:table-row-properties style:min-row-height="0.476cm" fo:keep-together="always"/>
    </style:style>
    <style:style style:name="Tabela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2" style:family="table-row">
      <style:table-row-properties fo:keep-together="always"/>
    </style:style>
    <style:style style:name="Tabe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5.286cm" fo:margin-left="-0.123cm" table:align="left" style:writing-mode="lr-tb"/>
    </style:style>
    <style:style style:name="Tabela4.A" style:family="table-column">
      <style:table-column-properties style:column-width="8.294cm"/>
    </style:style>
    <style:style style:name="Tabela4.B" style:family="table-column">
      <style:table-column-properties style:column-width="1.813cm"/>
    </style:style>
    <style:style style:name="Tabela4.C" style:family="table-column">
      <style:table-column-properties style:column-width="5.179cm"/>
    </style:style>
    <style:style style:name="Tabela4.1" style:family="table-row">
      <style:table-row-properties style:min-row-height="0.499cm" fo:keep-together="always"/>
    </style:style>
    <style:style style:name="Tabela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69cm" fo:keep-together="always"/>
    </style:style>
    <style:style style:name="Tabela4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4.A4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A5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4.A6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4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4.C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5" style:family="table">
      <style:table-properties style:width="15.286cm" fo:margin-left="-0.123cm" table:align="left" style:writing-mode="lr-tb"/>
    </style:style>
    <style:style style:name="Tabela5.A" style:family="table-column">
      <style:table-column-properties style:column-width="8.294cm"/>
    </style:style>
    <style:style style:name="Tabela5.B" style:family="table-column">
      <style:table-column-properties style:column-width="1.813cm"/>
    </style:style>
    <style:style style:name="Tabela5.C" style:family="table-column">
      <style:table-column-properties style:column-width="5.179cm"/>
    </style:style>
    <style:style style:name="Tabela5.1" style:family="table-row">
      <style:table-row-properties style:min-row-height="0.469cm" fo:keep-together="always"/>
    </style:style>
    <style:style style:name="Tabela5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5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none" fo:country="none" fo:font-weight="bold" style:language-asian="none" style:country-asian="none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loext:opacity="100%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loext:opacity="100%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Trebuchet MS" style:font-weight-complex="bold"/>
    </style:style>
    <style:style style:name="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Trebuchet MS"/>
    </style:style>
    <style:style style:name="P9" style:family="paragraph" style:parent-style-name="Footer">
      <style:text-properties style:font-size-complex="10pt"/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1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12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3" style:family="paragraph" style:parent-style-name="Header">
      <style:paragraph-properties fo:margin-left="0.635cm" fo:margin-right="0cm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4" style:family="paragraph" style:parent-style-name="Header">
      <style:paragraph-properties fo:margin-left="0.63cm" fo:margin-right="0cm" fo:line-height="50%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5" style:family="paragraph" style:parent-style-name="Standard">
      <loext:graphic-properties draw:fill="solid" draw:fill-color="#ffffff"/>
      <style:paragraph-properties fo:margin-left="0cm" fo:margin-right="-0.041cm" fo:text-indent="0cm" style:auto-text-indent="false" fo:background-color="#ffffff"/>
      <style:text-properties style:font-name="Arial" style:font-name-complex="Arial"/>
    </style:style>
    <style:style style:name="P16" style:family="paragraph" style:parent-style-name="Standard">
      <loext:graphic-properties draw:fill="solid" draw:fill-color="#eaf1dd"/>
      <style:paragraph-properties fo:margin-left="0cm" fo:margin-right="-0.041cm" fo:text-align="center" style:justify-single-word="false" fo:text-indent="0cm" style:auto-text-indent="false" fo:background-color="#eaf1dd"/>
      <style:text-properties style:font-name="Arial" style:font-name-complex="Arial" style:font-weight-complex="bold"/>
    </style:style>
    <style:style style:name="P1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2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4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officeooo:rsid="001dab5b" officeooo:paragraph-rsid="001dab5b" style:font-size-asian="10pt" style:font-name-complex="Arial" style:font-size-complex="10pt"/>
    </style:style>
    <style:style style:name="P30" style:family="paragraph" style:parent-style-name="Standard">
      <style:text-properties style:font-name="Arial" fo:font-size="10pt" officeooo:rsid="001e76e3" officeooo:paragraph-rsid="001e76e3" style:font-size-asian="10pt" style:font-name-complex="Arial" style:font-size-complex="10pt"/>
    </style:style>
    <style:style style:name="P3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/>
    </style:style>
    <style:style style:name="P34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 style:font-weight-complex="bold"/>
    </style:style>
    <style:style style:name="P35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 style:font-style-complex="italic" style:font-weight-complex="bold"/>
    </style:style>
    <style:style style:name="P36" style:family="paragraph" style:parent-style-name="Standard">
      <loext:graphic-properties draw:fill="solid" draw:fill-color="#eaf1dd"/>
      <style:paragraph-properties fo:margin-left="0cm" fo:margin-right="-0.041cm" fo:text-align="center" style:justify-single-word="false" fo:text-indent="0cm" style:auto-text-indent="false" fo:background-color="#eaf1dd"/>
    </style:style>
    <style:style style:name="P37" style:family="paragraph" style:parent-style-name="Standard">
      <style:paragraph-properties fo:line-height="50%"/>
      <style:text-properties style:language-asian="en" style:country-asian="US"/>
    </style:style>
    <style:style style:name="P38" style:family="paragraph" style:parent-style-name="Header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39" style:family="paragraph" style:parent-style-name="Standard">
      <style:text-properties fo:color="#000000" loext:opacity="100%" style:font-name="Arial" fo:font-size="10pt" fo:font-style="italic" officeooo:rsid="0018d659" officeooo:paragraph-rsid="0018d659" style:font-size-asian="10pt" style:font-style-asian="italic" style:font-name-complex="Arial" style:font-size-complex="10pt"/>
    </style:style>
    <style:style style:name="P40" style:family="paragraph" style:parent-style-name="Header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1dab5b" officeooo:paragraph-rsid="001dab5b" style:font-size-asian="10pt" style:font-style-asian="italic" style:font-name-complex="Arial" style:font-size-complex="10pt"/>
    </style:style>
    <style:style style:name="P41" style:family="paragraph" style:parent-style-name="Standard">
      <style:text-properties fo:color="#000000" loext:opacity="100%" style:font-name="Arial" fo:font-size="10pt" fo:font-style="italic" officeooo:rsid="001dab5b" officeooo:paragraph-rsid="001dab5b" style:font-size-asian="10pt" style:font-style-asian="italic" style:font-name-complex="Arial" style:font-size-complex="10pt"/>
    </style:style>
    <style:style style:name="P42" style:family="paragraph" style:parent-style-name="Standard"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3" style:family="paragraph" style:parent-style-name="Standard">
      <style:text-properties fo:color="#000000" loext:opacity="100%" style:font-name="Arial" fo:font-size="10pt" fo:font-style="italic" officeooo:rsid="000c17c5" officeooo:paragraph-rsid="000c17c5" style:font-size-asian="10pt" style:font-style-asian="italic" style:font-name-complex="Arial" style:font-size-complex="10pt"/>
    </style:style>
    <style:style style:name="P44" style:family="paragraph" style:parent-style-name="Standard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6" style:family="paragraph" style:parent-style-name="Header" style:list-style-name="L2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7" style:family="paragraph" style:parent-style-name="Header" style:list-style-name="L3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48" style:family="paragraph" style:parent-style-name="Header" style:list-style-name="L4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paragraph-rsid="0018d659" style:font-size-asian="10pt" style:font-style-asian="italic" style:font-name-complex="Arial" style:font-size-complex="10pt"/>
    </style:style>
    <style:style style:name="P49" style:family="paragraph" style:parent-style-name="Header" style:list-style-name="L4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50" style:family="paragraph" style:parent-style-name="Header" style:list-style-name="L5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51" style:family="paragraph" style:parent-style-name="Header" style:list-style-name="L6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52" style:family="paragraph" style:parent-style-name="Header" style:list-style-name="L7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style:font-size-asian="10pt" style:font-style-asian="italic" style:font-name-complex="Arial" style:font-size-complex="10pt"/>
    </style:style>
    <style:style style:name="P53" style:family="paragraph" style:parent-style-name="Header" style:list-style-name="L2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0ef315" officeooo:paragraph-rsid="000ef315" style:font-size-asian="10pt" style:font-style-asian="italic" style:font-name-complex="Arial" style:font-size-complex="10pt"/>
    </style:style>
    <style:style style:name="P54" style:family="paragraph" style:parent-style-name="Header" style:list-style-name="L5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18d659" officeooo:paragraph-rsid="0018d659" style:font-size-asian="10pt" style:font-style-asian="italic" style:font-name-complex="Arial" style:font-size-complex="10pt"/>
    </style:style>
    <style:style style:name="P55" style:family="paragraph" style:parent-style-name="Header" style:list-style-name="L6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21d2e5" officeooo:paragraph-rsid="0021d2e5" style:font-size-asian="10pt" style:font-style-asian="italic" style:font-name-complex="Arial" style:font-size-complex="10pt"/>
    </style:style>
    <style:style style:name="P56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00" loext:opacity="100%" style:font-name="Arial" fo:font-size="10pt" fo:font-style="italic" officeooo:rsid="0021ee51" officeooo:paragraph-rsid="0021ee51" style:font-size-asian="10pt" style:font-style-asian="italic" style:font-name-complex="Arial" style:font-size-complex="10pt"/>
    </style:style>
    <style:style style:name="P57" style:family="paragraph" style:parent-style-name="Header" style:list-style-name="WW8Num3">
      <loext:graphic-properties draw:fill="solid" draw:fill-color="#eaf1dd"/>
      <style:paragraph-properties fo:background-color="#eaf1dd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58" style:family="paragraph" style:parent-style-name="Heading_20_1" style:list-style-name="WW8Num3">
      <loext:graphic-properties draw:fill="solid" draw:fill-color="#eaf1dd"/>
      <style:paragraph-properties fo:margin-left="0.76cm" fo:margin-right="-0.041cm" fo:margin-top="0.212cm" fo:margin-bottom="0.106cm" style:contextual-spacing="false" fo:text-indent="-0.76cm" style:auto-text-indent="false" fo:background-color="#eaf1dd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9" style:family="paragraph" style:parent-style-name="Heading_20_1" style:list-style-name="WW8Num3">
      <loext:graphic-properties draw:fill="solid" draw:fill-color="#eaf1dd"/>
      <style:paragraph-properties fo:margin-left="0.635cm" fo:margin-right="-0.041cm" fo:text-indent="-0.635cm" style:auto-text-indent="false" fo:background-color="#eaf1dd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60" style:family="paragraph" style:parent-style-name="Heading_20_1" style:list-style-name="WW8Num3">
      <loext:graphic-properties draw:fill="solid" draw:fill-color="#eaf1dd"/>
      <style:paragraph-properties fo:margin-left="0.635cm" fo:margin-right="-0.041cm" fo:margin-top="0.212cm" fo:margin-bottom="0.106cm" style:contextual-spacing="false" fo:text-indent="-0.635cm" style:auto-text-indent="false" fo:background-color="#eaf1dd"/>
      <style:text-properties fo:font-size="12pt" fo:language="pt" fo:country="BR" fo:font-weight="normal" officeooo:paragraph-rsid="0018d659" style:font-size-asian="12pt" style:font-weight-asian="normal" style:font-name-complex="Arial" style:font-size-complex="12pt"/>
    </style:style>
    <style:style style:name="P61" style:family="paragraph" style:parent-style-name="Heading_20_2" style:list-style-name="">
      <style:paragraph-properties fo:margin-left="0cm" fo:margin-right="0cm" fo:margin-top="0cm" fo:margin-bottom="0cm" style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loext:opacity="100%" style:font-name="Arial" fo:font-size="8pt" style:font-size-asian="8pt" style:font-name-complex="Arial" style:font-size-complex="8pt"/>
    </style:style>
    <style:style style:name="T2" style:family="text">
      <style:text-properties fo:color="#808080" loext:opacity="100%" style:font-name="Arial" fo:font-size="8pt" style:font-size-asian="8pt" style:font-name-complex="Arial" style:font-size-complex="8pt" style:font-weight-complex="bold"/>
    </style:style>
    <style:style style:name="T3" style:family="text">
      <style:text-properties fo:color="#808080" loext:opacity="100%" fo:font-size="8pt" style:font-size-asian="8pt" style:font-name-complex="Arial" style:font-size-complex="8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language="pt" fo:country="BR" style:font-name-asian="Times New Roman" style:language-asian="zh" style:country-asian="CN" style:language-complex="ar" style:country-complex="S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198f"/>
    </style:style>
    <style:style style:name="T9" style:family="text">
      <style:text-properties officeooo:rsid="001dab5b"/>
    </style:style>
    <style:style style:name="T10" style:family="text">
      <style:text-properties officeooo:rsid="001e76e3"/>
    </style:style>
    <style:style style:name="T11" style:family="text">
      <style:text-properties officeooo:rsid="0021ee51"/>
    </style:style>
    <style:style style:name="T12" style:family="text">
      <style:text-properties officeooo:rsid="002219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5">TERMO DE ABERTURA</text:span><text:span text:style-name="T4"> DO PROJETO</text:span></text:p>
      <text:p text:style-name="P15"/>
      <text:p text:style-name="P16">Identificação do Projeto</text:p>
      <text:p text:style-name="P1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1">Projeto</text:p>
            <text:p text:style-name="P42">Agente Inteligente para Estimativa do Retorno Educacional sobre Salário e Empregabilidade no Brasil</text:p>
          </table:table-cell>
        </table:table-row>
        <table:table-row table:style-name="Tabela1.2">
          <table:table-cell table:style-name="Tabela1.A2" office:value-type="string">
            <text:p text:style-name="P31">Unidade Demandante</text:p>
            <text:p text:style-name="P42">Instituto Federal do Espírito Santo – Campus Colatina<text:line-break/>(Curso Superior de Sistemas de Informação)</text:p>
          </table:table-cell>
        </table:table-row>
        <table:table-row table:style-name="Tabela1.2">
          <table:table-cell table:style-name="Tabela1.A2" office:value-type="string">
            <text:p text:style-name="P44">Gestor do Projeto</text:p>
            <text:p text:style-name="P43">Lucas Garcia de Souza – Acadêmico do Curso de Sistemas de Informação</text:p>
          </table:table-cell>
        </table:table-row>
        <table:table-row table:style-name="Tabela1.2">
          <table:table-cell table:style-name="Tabela1.A4" office:value-type="string">
            <text:p text:style-name="P31">Patrocinador</text:p>
            <text:p text:style-name="P32"/>
          </table:table-cell>
        </table:table-row>
      </table:table>
      <text:p text:style-name="P15"/>
      <text:p text:style-name="P16">Histórico de Registro</text:p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1">Versão</text:p>
          </table:table-cell>
          <table:table-cell table:style-name="Tabela2.A1" office:value-type="string">
            <text:p text:style-name="P31">Data</text:p>
          </table:table-cell>
          <table:table-cell table:style-name="Tabela2.A1" office:value-type="string">
            <text:p text:style-name="P31">Autor</text:p>
          </table:table-cell>
          <table:table-cell table:style-name="Tabela2.D1" office:value-type="string">
            <text:p text:style-name="P31">Descrição</text:p>
          </table:table-cell>
        </table:table-row>
        <table:table-row table:style-name="Tabela2.1">
          <table:table-cell table:style-name="Tabela2.A1" office:value-type="string">
            <text:p text:style-name="P27">1.0</text:p>
          </table:table-cell>
          <table:table-cell table:style-name="Tabela2.A1" office:value-type="string">
            <text:p text:style-name="P43">09/08/2025</text:p>
          </table:table-cell>
          <table:table-cell table:style-name="Tabela2.A1" office:value-type="string">
            <text:p text:style-name="P43">Lucas Garcia de Souza</text:p>
          </table:table-cell>
          <table:table-cell table:style-name="Tabela2.D1" office:value-type="string">
            <text:p text:style-name="P28">Elaboração do documento</text:p>
          </table:table-cell>
        </table:table-row>
        <table:table-row table:style-name="Tabela2.1">
          <table:table-cell table:style-name="Tabela2.A3" office:value-type="string">
            <text:p text:style-name="P29">1.1</text:p>
          </table:table-cell>
          <table:table-cell table:style-name="Tabela2.A3" office:value-type="string">
            <text:p text:style-name="P41">15/08/2025</text:p>
          </table:table-cell>
          <table:table-cell table:style-name="Tabela2.A3" office:value-type="string">
            <text:p text:style-name="P41">Lucas Garcia e Luis Augusto</text:p>
          </table:table-cell>
          <table:table-cell table:style-name="Tabela2.D3" office:value-type="string">
            <text:p text:style-name="P30">Reelaboração dos conceitos do documento</text:p>
          </table:table-cell>
        </table:table-row>
      </table:table>
      <text:p text:style-name="P10"/>
      <text:list xml:id="list1697197470" text:style-name="WW8Num3">
        <text:list-item>
          <text:h text:style-name="P58" text:outline-level="1">Justificativa</text:h>
        </text:list-item>
      </text:list>
      <text:p text:style-name="P42">Este projeto busca mostrar, de forma simples e baseada em dados reais, como o nível de escolaridade e o perfil socioeconômico influenciam a renda ou a chance de ter um emprego formal no Brasil. Usando inteligência artificial e bases públicas como a PNAD Contínua, será criado um modelo que faça previsões personalizadas para diferentes perfis. A ideia é oferecer uma ferramenta útil para pessoas e instituições tomarem decisões melhores sobre estudo e carreira, ao mesmo tempo em que se aplica na prática o conhecimento adquirido no curso.</text:p>
      <text:list xml:id="list155459079512054" text:continue-numbering="true" text:style-name="WW8Num3">
        <text:list-item>
          <text:h text:style-name="P59" text:outline-level="1">Objetivo do Projeto</text:h>
        </text:list-item>
      </text:list>
      <text:p text:style-name="P39">Desenvolver um Trabalho de Conclusão de Curso que reúna e trate bases de dados públicas sobre o mercado de trabalho brasileiro, a fim de analisá-las, explorá-las e utilizá-las como insumo para a construção e avaliação de um modelo de inteligência artificial capaz de prever <text:span text:style-name="Strong_20_Emphasis">a</text:span><text:span text:style-name="Strong_20_Emphasis"><text:span text:style-name="T7"> renda mensal esperada</text:span></text:span> com base em variáveis de escolaridade e perfil socioeconômico. O projeto contemplará a elaboração de relatório técnico, documentação do processo e desenvolvimento de um protótipo funcional para demonstração prática dos resultados.</text:p>
      <text:list xml:id="list155459389363036" text:continue-numbering="true" text:style-name="WW8Num3">
        <text:list-item>
          <text:h text:style-name="P60" text:outline-level="1">Alinhamento Estratégico</text:h>
        </text:list-item>
      </text:list>
      <text:p text:style-name="P40">N<text:span text:style-name="T6">ão aplicável para esse projeto.</text:span></text:p>
      <text:list xml:id="list155460118450079" text:continue-numbering="true" text:style-name="WW8Num3">
        <text:list-item>
          <text:h text:style-name="P58" text:outline-level="1">Responsabilidades e Partes Interessadas</text:h>
        </text:list-item>
      </text:list>
      <text:list xml:id="list4069125073" text:style-name="L1">
        <text:list-item>
          <text:p text:style-name="P45">Estudante<text:span text:style-name="T11">s</text:span> – responsáve<text:span text:style-name="T12">is</text:span> pelo desenvolvimento completo do projeto, incluindo pesquisa, análise de dados, implementação do modelo de IA, criação do produto final (ferramenta de previsão) e elaboração do relatório.</text:p>
        </text:list-item>
        <text:list-item>
          <text:p text:style-name="P45">Orientador – responsável por acompanhar o andamento, orientar decisões técnicas e metodológicas, validar resultados e garantir que o trabalho esteja de acordo com as exigências acadêmicas.</text:p>
        </text:list-item>
        <text:list-item>
          <text:p text:style-name="P56">Professor da Disciplina – <text:span text:style-name="T12">responsável pelo acompanhamento e orientação sobre as estruturas e o funcionamento do projeto.</text:span></text:p>
        </text:list-item>
      </text:list>
      <text:p text:style-name="P38"><text:soft-page-break/></text:p>
      <text:list xml:id="list155458712836568" text:continue-list="list155460118450079" text:style-name="WW8Num3">
        <text:list-item>
          <text:h text:style-name="P58" text:outline-level="1">Escopo</text:h>
        </text:list-item>
      </text:list>
      <text:p text:style-name="P38">O projeto entregará:</text:p>
      <text:p text:style-name="P38"/>
      <text:list xml:id="list3280981649" text:style-name="L2">
        <text:list-item>
          <text:p text:style-name="P46"><text:span text:style-name="T8">Previsor</text:span> de IA treinado para estimar <text:span text:style-name="T8">a</text:span> empregabilidade com base no perfil do usuário.</text:p>
        </text:list-item>
        <text:list-item>
          <text:p text:style-name="P46">Relatório técnico <text:span text:style-name="T9">(Artigo)</text:span> com metodologia, análise e resultados.</text:p>
        </text:list-item>
        <text:list-item>
          <text:p text:style-name="P46">Documentação de código e instruções para execução em ambiente local ou nuvem.</text:p>
        </text:list-item>
        <text:list-item>
          <text:p text:style-name="P53">Apresentação em slides.</text:p>
          <text:p text:style-name="P53"/>
        </text:list-item>
      </text:list>
      <text:list xml:id="list155458598179600" text:continue-list="list155458712836568" text:style-name="WW8Num3">
        <text:list-item>
          <text:h text:style-name="P58" text:outline-level="1">Não-Escopo</text:h>
        </text:list-item>
      </text:list>
      <text:p text:style-name="P38">O projeto não compreende:</text:p>
      <text:p text:style-name="P38"/>
      <text:list xml:id="list183167542" text:style-name="L3">
        <text:list-item>
          <text:p text:style-name="P47">Implantação do sistema em produção para uso contínuo por terceiros.</text:p>
        </text:list-item>
        <text:list-item>
          <text:p text:style-name="P47">Integração direta com sistemas externos ou bancos de dados corporativos.</text:p>
        </text:list-item>
        <text:list-item>
          <text:p text:style-name="P47">Manutenção contínua da aplicação após a entrega do TCC.</text:p>
        </text:list-item>
      </text:list>
      <text:p text:style-name="P38"/>
      <text:list xml:id="list155459474763021" text:continue-list="list155458598179600" text:style-name="WW8Num3">
        <text:list-item>
          <text:h text:style-name="P58" text:outline-level="1">Premissas</text:h>
        </text:list-item>
      </text:list>
      <text:list xml:id="list3611700462" text:style-name="L4">
        <text:list-item>
          <text:p text:style-name="P48">As bases de dados públicas utilizadas (PNAD Contínua, RAIS, Censo Demográfico, CAGED) continuarão sendo coletadas e disponibilizadas por obrigação legal e política pública, conforme legislação vigente.</text:p>
        </text:list-item>
        <text:list-item>
          <text:p text:style-name="P48">Os microdados permanecerão de acesso livre e gratuito durante todo o período de execução do projeto.</text:p>
        </text:list-item>
        <text:list-item>
          <text:p text:style-name="P49">A infraestrutura mínima necessária (computador pessoal e acesso à internet) estará disponível durante o desenvolvimento.</text:p>
        </text:list-item>
      </text:list>
      <text:list xml:id="list155458403146740" text:continue-list="list155459474763021" text:style-name="WW8Num3">
        <text:list-item>
          <text:h text:style-name="P58" text:outline-level="1">Restrições</text:h>
        </text:list-item>
      </text:list>
      <text:list xml:id="list2616016924" text:style-name="L5">
        <text:list-item>
          <text:p text:style-name="P50">O projeto é limitado ao uso de dados públicos disponíveis, sem aquisição de bases privadas ou pagas.</text:p>
        </text:list-item>
        <text:list-item>
          <text:p text:style-name="P50">O prazo de entrega está condicionado ao calendário acadêmico do TCC.</text:p>
        </text:list-item>
        <text:list-item>
          <text:p text:style-name="P54">Equipe restrita aos membros do <text:span text:style-name="T10">projeto, não podendo haver mais contratações ou custos com recursos humanos.</text:span></text:p>
        </text:list-item>
      </text:list>
      <text:list xml:id="list155459885198817" text:continue-list="list155458403146740" text:style-name="WW8Num3">
        <text:list-item>
          <text:h text:style-name="P58" text:outline-level="1">Projetos Inter-relacionados</text:h>
        </text:list-item>
      </text:list>
      <text:p text:style-name="P38">Não há projetos externos interdependentes. O projeto pode, futuramente, ser integrado a iniciativas de pesquisa acadêmica sobre mercado de trabalho e educação.</text:p>
      <text:list xml:id="list155459747576827" text:continue-numbering="true" text:style-name="WW8Num3">
        <text:list-item>
          <text:h text:style-name="P58" text:outline-level="1">Riscos Iniciais</text:h>
        </text:list-item>
      </text:list>
      <text:list xml:id="list1712164811" text:style-name="L6">
        <text:list-item>
          <text:p text:style-name="P51">Mudança na legislação que reduza a periodicidade ou disponibilidade das bases de dados públicas.</text:p>
        </text:list-item>
        <text:list-item>
          <text:p text:style-name="P51">Limitações de desempenho do agente de IA frente a dados incompletos ou inconsistentes, <text:span text:style-name="T10">problemas de integração e qualquer outro imprevisto que envolva o modelo de IA.</text:span></text:p>
        </text:list-item>
        <text:list-item>
          <text:p text:style-name="P55">Dificuldade no manuseio da tecnologia e dos dados.</text:p>
        </text:list-item>
        <text:list-item>
          <text:p text:style-name="P55">Desistência de um dos desenvolvedores.</text:p>
        </text:list-item>
      </text:list>
      <text:list xml:id="list155459893340131" text:continue-list="list155459747576827" text:style-name="WW8Num3">
        <text:list-item>
          <text:h text:style-name="P58" text:outline-level="1">Tempo Estimado</text:h>
        </text:list-item>
      </text:list>
      <text:p text:style-name="P38">Estimativa de 1 ano e meio para conclusão, contemplando todas as etapas: levantamento bibliográfico, coleta e tratamento de dados, desenvolvimento do agente de IA, testes, documentação e apresentação final, alinhado ao cronograma acadêmico do TCC.</text:p>
      <text:p text:style-name="P17"/>
      <text:list xml:id="list155459086686668" text:continue-numbering="true" text:style-name="WW8Num3">
        <text:list-item>
          <text:h text:style-name="P58" text:outline-level="1"><text:soft-page-break/>Custo Estimado</text:h>
        </text:list-item>
      </text:list>
      <text:p text:style-name="P38">Recursos utilizados: computador pessoal, acesso à internet, softwares e bibliotecas open source (Python, React.js, PostgreSQL, bibliotecas de machine learning e visualização), bases de dados públicas (PNAD, RAIS, Censo Demográfico, CAGED).</text:p>
      <text:p text:style-name="P38"/>
      <text:p text:style-name="P38">Custos diretos:</text:p>
      <text:p text:style-name="P38"/>
      <text:list xml:id="list3035349425" text:style-name="L7">
        <text:list-item>
          <text:p text:style-name="P52">Hospedagem temporária em nuvem para demonstração: R$ 200,00 (estimado).</text:p>
        </text:list-item>
        <text:list-item>
          <text:p text:style-name="P52">Custos indiretos (valoração do trabalho):</text:p>
        </text:list-item>
        <text:list-item>
          <text:p text:style-name="P52">Estimativa de 1.500 horas de trabalho ao longo de 18 meses.</text:p>
        </text:list-item>
        <text:list-item>
          <text:p text:style-name="P52">Considerando valor/hora de um desenvolvedor júnior: R$ 25,00/hora.</text:p>
        </text:list-item>
        <text:list-item>
          <text:p text:style-name="P52">Total estimado de horas: R$ 37.500,00.</text:p>
        </text:list-item>
        <text:list-item>
          <text:p text:style-name="P52">Custo total estimado do projeto: R$ 37.700,00 (custos diretos + indiretos).</text:p>
        </text:list-item>
      </text:list>
      <text:p text:style-name="P17"/>
      <text:list xml:id="list155459933483626" text:continue-list="list155459086686668" text:style-name="WW8Num3">
        <text:list-item>
          <text:h text:style-name="P58" text:outline-level="1">Gerente do Projeto</text:h>
        </text:list-item>
      </text:list>
      <text:p text:style-name="P3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h text:style-name="P61" text:outline-level="2">Nome</text:h>
          </table:table-cell>
          <table:covered-table-cell/>
          <table:table-cell table:style-name="Tabela3.C1" office:value-type="string">
            <text:h text:style-name="P61" text:outline-level="2">Cargo</text:h>
          </table:table-cell>
        </table:table-row>
        <table:table-row table:style-name="Tabela3.2">
          <table:table-cell table:style-name="Tabela3.A2" table:number-columns-spanned="2" office:value-type="string">
            <text:p text:style-name="P34"/>
          </table:table-cell>
          <table:covered-table-cell/>
          <table:table-cell table:style-name="Tabela3.C2" office:value-type="string">
            <text:p text:style-name="P35"/>
          </table:table-cell>
        </table:table-row>
        <table:table-row table:style-name="Tabela3.3">
          <table:table-cell table:style-name="Tabela3.A1" office:value-type="string">
            <text:h text:style-name="P61" text:outline-level="2">Telefone</text:h>
          </table:table-cell>
          <table:table-cell table:style-name="Tabela3.C1" office:value-type="string">
            <text:h text:style-name="P61" text:outline-level="2">Endereço Eletrônico</text:h>
          </table:table-cell>
          <table:table-cell table:style-name="Tabela3.C1" office:value-type="string">
            <text:h text:style-name="P61" text:outline-level="2">Lotação</text:h>
          </table:table-cell>
        </table:table-row>
        <table:table-row table:style-name="Tabela3.4">
          <table:table-cell table:style-name="Tabela3.A4" office:value-type="string">
            <text:p text:style-name="P34"/>
          </table:table-cell>
          <table:table-cell table:style-name="Tabela3.B4" office:value-type="string">
            <text:p text:style-name="P34"/>
          </table:table-cell>
          <table:table-cell table:style-name="Tabela3.C4" office:value-type="string">
            <text:p text:style-name="P33"/>
          </table:table-cell>
        </table:table-row>
      </table:table>
      <text:p text:style-name="P11"/>
      <text:list xml:id="list155459519711004" text:continue-numbering="true" text:style-name="WW8Num3">
        <text:list-item>
          <text:h text:style-name="P58" text:outline-level="1">Aprovação do Termo de Abertura</text:h>
        </text:list-item>
      </text:list>
      <text:p text:style-name="P3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Unidade Demandante</text:p>
          </table:table-cell>
          <table:table-cell table:style-name="Tabela4.B1" office:value-type="string">
            <text:p text:style-name="P20">Data</text:p>
          </table:table-cell>
          <table:table-cell table:style-name="Tabela4.C1" office:value-type="string">
            <text:p text:style-name="P21">Assinatura</text:p>
          </table:table-cell>
        </table:table-row>
        <table:table-row table:style-name="Tabela4.2">
          <table:table-cell table:style-name="Tabela4.A2" office:value-type="string">
            <text:p text:style-name="P23"/>
          </table:table-cell>
          <table:table-cell table:style-name="Tabela4.B2" office:value-type="string">
            <text:p text:style-name="P22"/>
          </table:table-cell>
          <table:table-cell table:style-name="Tabela4.C2" office:value-type="string">
            <text:p text:style-name="P25"/>
          </table:table-cell>
        </table:table-row>
        <table:table-row table:style-name="Tabela4.1">
          <table:table-cell table:style-name="Tabela4.A1" office:value-type="string">
            <text:p text:style-name="P24">Unidades Envolvidas</text:p>
          </table:table-cell>
          <table:table-cell table:style-name="Tabela4.B1" office:value-type="string">
            <text:p text:style-name="P20">Data</text:p>
          </table:table-cell>
          <table:table-cell table:style-name="Tabela4.C1" office:value-type="string">
            <text:p text:style-name="P21">Assinatura</text:p>
          </table:table-cell>
        </table:table-row>
        <table:table-row table:style-name="Tabela4.2">
          <table:table-cell table:style-name="Tabela4.A4" office:value-type="string">
            <text:p text:style-name="P23"/>
          </table:table-cell>
          <table:table-cell table:style-name="Tabela4.B4" office:value-type="string">
            <text:p text:style-name="P22"/>
          </table:table-cell>
          <table:table-cell table:style-name="Tabela4.C4" office:value-type="string">
            <text:p text:style-name="P25"/>
          </table:table-cell>
        </table:table-row>
        <table:table-row table:style-name="Tabela4.2">
          <table:table-cell table:style-name="Tabela4.A5" office:value-type="string">
            <text:p text:style-name="P19">Secretário-Geral/Diretor-Geral</text:p>
          </table:table-cell>
          <table:table-cell table:style-name="Tabela4.B1" office:value-type="string">
            <text:p text:style-name="P26">Data</text:p>
          </table:table-cell>
          <table:table-cell table:style-name="Tabela4.B1" office:value-type="string">
            <text:p text:style-name="P26">Assinatura</text:p>
          </table:table-cell>
        </table:table-row>
        <table:table-row table:style-name="Tabela4.2">
          <table:table-cell table:style-name="Tabela4.A6" office:value-type="string">
            <text:p text:style-name="P23"/>
          </table:table-cell>
          <table:table-cell table:style-name="Tabela4.B6" office:value-type="string">
            <text:p text:style-name="P22"/>
          </table:table-cell>
          <table:table-cell table:style-name="Tabela4.C6" office:value-type="string">
            <text:p text:style-name="P25"/>
          </table:table-cell>
        </table:table-row>
      </table:table>
      <text:p text:style-name="P12"/>
      <text:p text:style-name="P12"/>
      <text:list xml:id="list155459183934553" text:continue-numbering="true" text:style-name="WW8Num3">
        <text:list-item>
          <text:p text:style-name="P57">Recebimento </text:p>
        </text:list-item>
      </text:list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9">EPE</text:p>
          </table:table-cell>
          <table:table-cell table:style-name="Tabela5.B1" office:value-type="string">
            <text:p text:style-name="P26">Data</text:p>
          </table:table-cell>
          <table:table-cell table:style-name="Tabela5.B1" office:value-type="string">
            <text:p text:style-name="P26">Assinatura</text:p>
          </table:table-cell>
        </table:table-row>
        <table:table-row table:style-name="Tabela5.1">
          <table:table-cell table:style-name="Tabela5.A2" office:value-type="string">
            <text:p text:style-name="P23"/>
          </table:table-cell>
          <table:table-cell table:style-name="Tabela5.B2" office:value-type="string">
            <text:p text:style-name="P22"/>
          </table:table-cell>
          <table:table-cell table:style-name="Tabela5.C2" office:value-type="string">
            <text:p text:style-name="P2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c0c0c0"/>
      <style:paragraph-properties fo:margin-top="0.423cm" fo:margin-bottom="0.106cm" style:contextual-spacing="false" fo:background-color="#c0c0c0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style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hyphenation-ladder-count="no-limit" fo:text-indent="0cm" style:auto-text-indent="false"/>
      <style:text-properties style:use-window-font-color="true" loext:opacity="0%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loext:opacity="100%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style:line-height-at-least="0.423cm" fo:hyphenation-ladder-count="no-limit" fo:text-indent="0cm" style:auto-text-indent="false"/>
      <style:text-properties fo:color="#0000ff" loext:opacity="100%" fo:font-size="10pt" fo:font-style="italic" style:font-size-asian="10pt" style:font-style-asian="italic" style:font-size-complex="10pt" style:font-style-complex="italic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loext:opacity="100%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size="12pt" fo:language="pt" fo:country="BR" fo:font-weight="normal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loext:opacity="100%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5.383cm" fo:margin-left="-0.191cm" table:align="left" style:writing-mode="lr-tb"/>
    </style:style>
    <style:style style:name="Tabela7.A" style:family="table-column">
      <style:table-column-properties style:column-width="2.886cm"/>
    </style:style>
    <style:style style:name="Tabela7.B" style:family="table-column">
      <style:table-column-properties style:column-width="12.49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5.383cm" fo:margin-left="-0.191cm" table:align="left" style:writing-mode="lr-tb"/>
    </style:style>
    <style:style style:name="Tabela6.A" style:family="table-column">
      <style:table-column-properties style:column-width="5.893cm"/>
    </style:style>
    <style:style style:name="Tabela6.B" style:family="table-column">
      <style:table-column-properties style:column-width="4.54cm"/>
    </style:style>
    <style:style style:name="Tabela6.C" style:family="table-column">
      <style:table-column-properties style:column-width="4.78cm"/>
    </style:style>
    <style:style style:name="Tabela6.D" style:family="table-column">
      <style:table-column-properties style:column-width="0.169cm"/>
    </style:style>
    <style:style style:name="Tabela6.1" style:family="table-row">
      <style:table-row-properties style:min-row-height="0.233cm" fo:keep-together="auto"/>
    </style:style>
    <style:style style:name="Tabela6.A1" style:family="table-cell">
      <style:table-cell-properties style:vertical-align="middle" fo:padding="0cm" fo:border-left="none" fo:border-right="none" fo:border-top="0.5pt solid #808080" fo:border-bottom="none" style:writing-mode="lr-tb"/>
    </style:style>
    <style:style style:name="Tabela6.D1" style:family="table-cell">
      <style:table-cell-properties style:vertical-align="top" fo:padding="0cm" fo:border="none" style:writing-mode="lr-tb"/>
    </style:style>
    <style:style style:name="Tabela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none" fo:country="none" fo:font-weight="bold" style:language-asian="none" style:country-asian="none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loext:opacity="100%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loext:opacity="100%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loext:opacity="100%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Trebuchet MS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Trebuchet MS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loext:opacity="100%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loext:opacity="100%" style:font-name="Arial" fo:font-size="8pt" style:font-size-asian="8pt" style:font-name-complex="Arial" style:font-size-complex="8pt"/>
    </style:style>
    <style:style style:name="MT3" style:family="text">
      <style:text-properties fo:color="#808080" loext:opacity="100%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1" text:anchor-type="as-char" svg:width="3.808cm" svg:height="1.633cm" draw:z-index="2"><draw:image xlink:href="Pictures/10000000000000690000002DDD3BEF821F097C4D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2"><draw:frame draw:style-name="Mfr1" draw:name="Figura2" text:anchor-type="as-char" svg:width="3.545cm" svg:height="2.963cm" draw:z-index="5"><draw:image xlink:href="Pictures/10000000000002F700000279FC4031DFD12BA1AE.jpg" xlink:type="simple" xlink:show="embed" xlink:actuate="onLoad" draw:mime-type="image/jpeg"/></draw:frame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ela6.A1" office:value-type="string">
              <text:p text:style-name="MP3">Versão: 2.0</text:p>
            </table:table-cell>
            <table:table-cell table:style-name="Tabela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3"><text:page-number text:select-page="current">3</text:page-number></text:span></text:span><text:span text:style-name="Page_20_Number"><text:span text:style-name="MT2"><text:s/>/ </text:span></text:span><text:span text:style-name="Page_20_Number"><text:span text:style-name="MT3"><text:page-count style:num-format="1">3</text:page-count></text:span></text:span></text:p>
            </table:table-cell>
            <table:table-cell table:style-name="Tabela6.D1" office:value-type="string">
              <text:p text:style-name="MP5"/>
            </table:table-cell>
          </table:table-row>
          <table:table-row table:style-name="Tabela6.1">
            <table:table-cell table:style-name="Tabela6.A2" office:value-type="string">
              <text:p text:style-name="MP6"/>
            </table:table-cell>
            <table:table-cell table:style-name="Tabela6.A2" office:value-type="string">
              <text:p text:style-name="MP7"/>
            </table:table-cell>
            <table:table-cell table:style-name="Tabela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25-08-18T15:54:57.942751950</dc:date>
    <meta:print-date>2010-10-06T12:21:00</meta:print-date>
    <meta:editing-cycles>90</meta:editing-cycles>
    <meta:editing-duration>P1DT3H16M33S</meta:editing-duration>
    <meta:generator>LibreOffice/7.3.7.2$Linux_X86_64 LibreOffice_project/30$Build-2</meta:generator>
    <meta:document-statistic meta:table-count="7" meta:image-count="2" meta:object-count="0" meta:page-count="3" meta:paragraph-count="95" meta:word-count="792" meta:character-count="5265" meta:non-whitespace-character-count="4600"/>
  </office:meta>
</office:document-meta>
</file>